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4.7125in" style:rel-column-width="4986*"/>
    </style:style>
    <style:style style:name="Table1.A1" style:family="table-cell">
      <style:table-cell-properties style:writing-mode="page"/>
    </style:style>
    <style:style style:name="P1" style:family="paragraph" style:parent-style-name="Heading_20_1">
      <style:paragraph-properties fo:break-before="page"/>
      <style:text-properties officeooo:paragraph-rsid="0015c1e8"/>
    </style:style>
    <style:style style:name="P2" style:family="paragraph" style:parent-style-name="Heading_20_1" style:master-page-name="Landscape">
      <style:paragraph-properties fo:margin-top="0in" fo:margin-bottom="0in" style:contextual-spacing="false" style:page-number="auto"/>
      <style:text-properties officeooo:paragraph-rsid="0015c1e8"/>
    </style:style>
    <style:style style:name="P3" style:family="paragraph" style:parent-style-name="Heading_20_1" style:master-page-name="Landscape">
      <style:paragraph-properties style:page-number="auto"/>
      <style:text-properties officeooo:paragraph-rsid="0015c1e8"/>
    </style:style>
    <style:style style:name="P4" style:family="paragraph" style:parent-style-name="Heading_20_1" style:master-page-name="Standard">
      <style:paragraph-properties style:page-number="auto"/>
      <style:text-properties officeooo:paragraph-rsid="0015c1e8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</style:style>
    <style:style style:name="P6" style:family="paragraph" style:parent-style-name="Preformatted_20_Text">
      <style:paragraph-properties fo:padding="0in" fo:border="none"/>
    </style:style>
    <style:style style:name="P7" style:family="paragraph" style:parent-style-name="Standard">
      <style:text-properties style:font-name="Liberation Mono"/>
    </style:style>
    <style:style style:name="P8" style:family="paragraph" style:parent-style-name="Standard">
      <loext:graphic-properties draw:fill="solid" draw:fill-color="#b4c7dc" draw:opacity="100%"/>
      <style:paragraph-properties fo:background-color="#b4c7dc"/>
      <style:text-properties style:font-name="Liberation Mono"/>
    </style:style>
    <style:style style:name="P9" style:family="paragraph" style:parent-style-name="Standard">
      <style:text-properties style:font-name="Liberation Mono" fo:font-weight="bold" style:font-weight-asian="bold" style:font-weight-complex="bold"/>
    </style:style>
    <style:style style:name="P10" style:family="paragraph" style:parent-style-name="Standard">
      <loext:graphic-properties draw:fill="solid" draw:fill-color="#b4c7dc" draw:opacity="100%"/>
      <style:paragraph-properties fo:background-color="#b4c7dc"/>
      <style:text-properties style:font-name="Liberation Mono" fo:font-weight="bold" style:font-weight-asian="bold" style:font-weight-complex="bold"/>
    </style:style>
    <style:style style:name="P11" style:family="paragraph" style:parent-style-name="Standard">
      <style:text-properties officeooo:paragraph-rsid="0016bc6f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5c1e8" officeooo:paragraph-rsid="0015c1e8" style:font-weight-asian="bold" style:font-weight-complex="bold"/>
    </style:style>
    <style:style style:name="P13" style:family="paragraph" style:parent-style-name="Table_20_Contents">
      <style:text-properties style:font-name="Liberation Mono"/>
    </style:style>
    <style:style style:name="P14" style:family="paragraph" style:parent-style-name="Text_20_body">
      <style:paragraph-properties fo:padding="0in" fo:border="none"/>
    </style:style>
    <style:style style:name="P15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6" style:family="paragraph" style:parent-style-name="Text_20_body" style:list-style-name="L1">
      <style:paragraph-properties fo:padding="0in" fo:border="none"/>
    </style:style>
    <style:style style:name="P17" style:family="paragraph" style:parent-style-name="Text_20_body" style:list-style-name="L2">
      <style:paragraph-properties fo:padding="0in" fo:border="none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15c1e8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Liberation Mono" officeooo:paragraph-rsid="0015c1e8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loext:padding="0.0193in" loext:border="0.06pt solid #000000"/>
    </style:style>
    <style:style style:name="T3" style:family="text">
      <style:text-properties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650. 2 Keys Keyboard</text:h>
      <text:p text:style-name="P14">There is only one character <text:span text:style-name="Source_20_Text"><text:span text:style-name="T2">'A'</text:span></text:span> on the screen of a notepad. You can perform one of two operations on this notepad for each step:</text:p>
      <text:list xml:id="list1814933802" text:style-name="L1">
        <text:list-item>
          <text:p text:style-name="P15">Copy All: You can copy all the characters present on the screen (a partial copy is not allowed).</text:p>
        </text:list-item>
        <text:list-item>
          <text:p text:style-name="P16">Paste: You can paste the characters which are copied last time.</text:p>
        </text:list-item>
      </text:list>
      <text:p text:style-name="P14">Given an integer <text:span text:style-name="Source_20_Text"><text:span text:style-name="T2">n</text:span></text:span>, return <text:span text:style-name="Emphasis"><text:span text:style-name="T3">the minimum number of operations to get the character</text:span></text:span> <text:span text:style-name="Source_20_Text"><text:span text:style-name="T2">'A'</text:span></text:span> <text:span text:style-name="Emphasis"><text:span text:style-name="T3">exactly</text:span></text:span> <text:span text:style-name="Source_20_Text"><text:span text:style-name="T2">n</text:span></text:span> <text:span text:style-name="Emphasis"><text:span text:style-name="T3">times on the screen</text:span></text:span>.</text:p>
      <text:p text:style-name="P14"> </text:p>
      <text:p text:style-name="P14"><text:span text:style-name="Strong_20_Emphasis"><text:span text:style-name="T3">Example 1:</text:span></text:span></text:p>
      <text:p text:style-name="P6"><text:span text:style-name="Strong_20_Emphasis"><text:span text:style-name="T3">Input:</text:span></text:span> n = 3</text:p>
      <text:p text:style-name="P6"><text:span text:style-name="Strong_20_Emphasis"><text:span text:style-name="T3">Output:</text:span></text:span> 3</text:p>
      <text:p text:style-name="P6"><text:span text:style-name="Strong_20_Emphasis"><text:span text:style-name="T3">Explanation:</text:span></text:span> Initially, we have one character 'A'.</text:p>
      <text:p text:style-name="P6">In step 1, we use Copy All operation.</text:p>
      <text:p text:style-name="P6">In step 2, we use Paste operation to get 'AA'.</text:p>
      <text:p text:style-name="P5">In step 3, we use Paste operation to get 'AAA'.</text:p>
      <text:p text:style-name="P14"><text:span text:style-name="Strong_20_Emphasis"><text:span text:style-name="T3">Example 2:</text:span></text:span></text:p>
      <text:p text:style-name="P6"><text:span text:style-name="Strong_20_Emphasis"><text:span text:style-name="T3">Input:</text:span></text:span> n = 1</text:p>
      <text:p text:style-name="P5"><text:span text:style-name="Strong_20_Emphasis"><text:span text:style-name="T3">Output:</text:span></text:span> 0</text:p>
      <text:p text:style-name="P14"> </text:p>
      <text:p text:style-name="P14"><text:span text:style-name="Strong_20_Emphasis"><text:span text:style-name="T3">Constraints:</text:span></text:span></text:p>
      <text:list xml:id="list257446971" text:style-name="L2">
        <text:list-item>
          <text:p text:style-name="P17"><text:span text:style-name="Source_20_Text"><text:span text:style-name="T2">1 &lt;= n &lt;= 1000</text:span></text:span></text:p>
        </text:list-item>
      </text:list>
      <text:p text:style-name="Standard"/>
      <text:p text:style-name="Standard"/>
      <text:h text:style-name="P1" text:outline-level="1">650. 2 Keys Keyboard</text:h>
      <text:p text:style-name="P7">/*</text:p>
      <text:p text:style-name="P7"><text:s text:c="4"/><text:span text:style-name="T4">Brute force: Recursion</text:span></text:p>
      <text:p text:style-name="P7"><text:s text:c="4"/>Time complexity: O(2^n)</text:p>
      <text:p text:style-name="P7"><text:s text:c="4"/>Space complexity: O(n)</text:p>
      <text:p text:style-name="P7">*/</text:p>
      <text:p text:style-name="P7"/>
      <text:p text:style-name="P7">class Solution {</text:p>
      <text:p text:style-name="P7">public:</text:p>
      <text:p text:style-name="P7"><text:s text:c="4"/>int minSteps(int n) { <text:s text:c="2"/></text:p>
      <text:p text:style-name="P7"><text:s text:c="8"/></text:p>
      <text:p text:style-name="P8"><text:s text:c="3"/><text:span text:style-name="T4"><text:s text:c="5"/>auto solve=[&amp;](int i,int j,auto&amp; self)-&gt;int{</text:span></text:p>
      <text:p text:style-name="P10"><text:s text:c="12"/>if(i==n) return 0;</text:p>
      <text:p text:style-name="P10"><text:s text:c="12"/>if(i&gt;n) return INT_MAX/2;</text:p>
      <text:p text:style-name="P10"><text:s text:c="12"/>return std::min(2+self(2*i,i,self) , 1+self(i+j,j,self));</text:p>
      <text:p text:style-name="P10"><text:s text:c="8"/>};</text:p>
      <text:p text:style-name="P9"/>
      <text:p text:style-name="P7"><text:s text:c="8"/>if(n==1) return 0;</text:p>
      <text:p text:style-name="P7"/>
      <text:p text:style-name="P7"><text:s text:c="8"/>return 1+solve(1,1,solve);</text:p>
      <text:p text:style-name="P7"><text:s text:c="4"/>}</text:p>
      <text:p text:style-name="P7">};</text:p>
      <text:p text:style-name="P11"/>
      <text:h text:style-name="P3" text:outline-level="1">650. 2 Keys Keyboard</text:h>
      <text:p text:style-name="P7">/*</text:p>
      <text:p text:style-name="P9"><text:s text:c="4"/>DP: Memoization (Top-Down)</text:p>
      <text:p text:style-name="P7"><text:s text:c="4"/>Time complexity: O(n^2)</text:p>
      <text:p text:style-name="P7"><text:s text:c="4"/>Space complexity: O(n+n^2)</text:p>
      <text:p text:style-name="P7">*/</text:p>
      <text:p text:style-name="P7"/>
      <text:p text:style-name="P7">typedef std::vector&lt;int&gt; vi;</text:p>
      <text:p text:style-name="P7">typedef std::vector&lt;vi&gt; vvi;</text:p>
      <text:p text:style-name="P7"/>
      <text:p text:style-name="P7">class Solution {</text:p>
      <text:p text:style-name="P7">public:</text:p>
      <text:p text:style-name="P7"><text:s text:c="4"/>int minSteps(int n) { <text:s text:c="2"/></text:p>
      <text:p text:style-name="P7"/>
      <text:p text:style-name="P8"><text:s text:c="8"/><text:span text:style-name="T4">vvi memo(n+1,vi(n/2+1,-1));</text:span></text:p>
      <text:p text:style-name="P10"><text:s text:c="8"/>auto solve=[&amp;](int i,int j,auto&amp; self)-&gt;int{</text:p>
      <text:p text:style-name="P10"><text:s text:c="12"/>if(i==n) return 0;</text:p>
      <text:p text:style-name="P10"><text:s text:c="12"/>if(i&gt;n) return INT_MAX/2;</text:p>
      <text:p text:style-name="P10"><text:s text:c="12"/>if(memo[i][j]!=-1) return memo[i][j];</text:p>
      <text:p text:style-name="P10"><text:s text:c="12"/>return memo[i][j]=std::min(2+self(2*i,i,self) , 1+self(i+j,j,self));</text:p>
      <text:p text:style-name="P10"><text:s text:c="8"/>};</text:p>
      <text:p text:style-name="P7"/>
      <text:p text:style-name="P7"><text:s text:c="8"/>if(n==1) return 0;</text:p>
      <text:p text:style-name="P7"/>
      <text:p text:style-name="P7"><text:s text:c="8"/>return 1+solve(1,1,solve);</text:p>
      <text:p text:style-name="P7"><text:s text:c="4"/>}</text:p>
      <text:p text:style-name="P7">};</text:p>
      <text:h text:style-name="P4" text:outline-level="1">650. 2 Keys Keyboard</text:h>
      <text:p text:style-name="P19">/*</text:p>
      <text:p text:style-name="P19"><text:s text:c="4"/><text:span text:style-name="T4">DP: Tabulation (bottom-up)</text:span></text:p>
      <text:p text:style-name="P19"><text:s text:c="4"/>Time complexity: O(n sqrt(n))</text:p>
      <text:p text:style-name="P19"><text:s text:c="4"/>Space complexity: O(n)</text:p>
      <text:p text:style-name="P19">*/</text:p>
      <text:p text:style-name="P19"/>
      <text:p text:style-name="P19">typedef std::vector&lt;int&gt; vi;</text:p>
      <text:p text:style-name="P19">typedef std::vector&lt;vi&gt; vvi;</text:p>
      <text:p text:style-name="P19"/>
      <text:p text:style-name="P19">class Solution {</text:p>
      <text:p text:style-name="P19">public:</text:p>
      <text:p text:style-name="P19"><text:s text:c="4"/>int minSteps(int n) {</text:p>
      <text:p text:style-name="P19"><text:s text:c="8"/>vi dp(n+1,INT_MAX);</text:p>
      <text:p text:style-name="P19"><text:s text:c="8"/>dp[1] = 0;</text:p>
      <text:p text:style-name="P19"><text:s text:c="8"/></text:p>
      <text:p text:style-name="P19"><text:s text:c="8"/>for (int i=2;i&lt;=n;++i){</text:p>
      <text:p text:style-name="P19"><text:s text:c="12"/>for (int j=1;j*j&lt;=i;++j){</text:p>
      <text:p text:style-name="P19"><text:s text:c="16"/>if (i%j==0) {</text:p>
      <text:p text:style-name="P19"><text:s text:c="20"/>dp[i] = std::min(dp[i],dp[j]+i/j);</text:p>
      <text:p text:style-name="P19"><text:s text:c="20"/>if (j!=i/j) dp[i] = std::min(dp[i],dp[i/j]+j); <text:s text:c="7"/></text:p>
      <text:p text:style-name="P19"><text:s text:c="16"/>}</text:p>
      <text:p text:style-name="P19"><text:s text:c="12"/>}</text:p>
      <text:p text:style-name="P19"><text:s text:c="8"/>}</text:p>
      <text:p text:style-name="P19"><text:s text:c="8"/></text:p>
      <text:p text:style-name="P19"><text:s text:c="8"/>return dp[n];</text:p>
      <text:p text:style-name="P19"><text:s text:c="4"/>}</text:p>
      <text:p text:style-name="P19">};</text:p>
      <text:h text:style-name="P2" text:outline-level="1">650. 2 Keys Keyboard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Version #1</text:p>
          </table:table-cell>
          <table:table-cell table:style-name="Table1.A1" office:value-type="string">
            <text:p text:style-name="P12">Version #2</text:p>
          </table:table-cell>
        </table:table-row>
        <table:table-row>
          <table:table-cell table:style-name="Table1.A1" office:value-type="string">
            <text:p text:style-name="P19">/*</text:p>
            <text:p text:style-name="P19"><text:s text:c="4"/><text:span text:style-name="T4">Prime factorization</text:span></text:p>
            <text:p text:style-name="P19"><text:s text:c="4"/>Time complexity: O(n)</text:p>
            <text:p text:style-name="P19"><text:s text:c="4"/>Space complexity: O(1)</text:p>
            <text:p text:style-name="P19">*/</text:p>
            <text:p text:style-name="P19">class Solution {</text:p>
            <text:p text:style-name="P19">public:</text:p>
            <text:p text:style-name="P19"><text:s text:c="4"/>int minSteps(int n) { <text:s text:c="2"/></text:p>
            <text:p text:style-name="P19"><text:s text:c="8"/>int i=2;</text:p>
            <text:p text:style-name="P19"><text:s text:c="8"/>int ans=0;</text:p>
            <text:p text:style-name="P19"><text:s text:c="8"/>while(n!=1){</text:p>
            <text:p text:style-name="P19"><text:s text:c="12"/>while(n%i==0){</text:p>
            <text:p text:style-name="P19"><text:s text:c="16"/>n/=i;</text:p>
            <text:p text:style-name="P19"><text:s text:c="16"/>ans+=i;</text:p>
            <text:p text:style-name="P19"><text:s text:c="12"/>}</text:p>
            <text:p text:style-name="P19"><text:s text:c="12"/>i++;</text:p>
            <text:p text:style-name="P19"><text:s text:c="8"/>}</text:p>
            <text:p text:style-name="P19"/>
            <text:p text:style-name="P19"><text:s text:c="8"/>return ans;</text:p>
            <text:p text:style-name="P19"><text:s text:c="4"/>}</text:p>
            <text:p text:style-name="P19">};</text:p>
          </table:table-cell>
          <table:table-cell table:style-name="Table1.A1" office:value-type="string">
            <text:p text:style-name="P13">/*</text:p>
            <text:p text:style-name="P13"><text:s text:c="4"/><text:span text:style-name="T4">Prime factorization</text:span></text:p>
            <text:p text:style-name="P13"><text:s text:c="4"/>Time complexity: O(sqrt(n))</text:p>
            <text:p text:style-name="P13"><text:s text:c="4"/>Space complexity: O(1)</text:p>
            <text:p text:style-name="P13">*/</text:p>
            <text:p text:style-name="P13">class Solution {</text:p>
            <text:p text:style-name="P13">public:</text:p>
            <text:p text:style-name="P13"><text:s text:c="4"/>int minSteps(int n) {</text:p>
            <text:p text:style-name="P13"><text:s text:c="7"/>int ans=0;</text:p>
            <text:p text:style-name="P13"><text:s text:c="7"/>int i=2;</text:p>
            <text:p text:style-name="P13"><text:s text:c="7"/>for(int i=2;i*i&lt;=n;++i){</text:p>
            <text:p text:style-name="P13"><text:s text:c="12"/>while(n%i==0){</text:p>
            <text:p text:style-name="P13"><text:s text:c="16"/>n/=i;</text:p>
            <text:p text:style-name="P13"><text:s text:c="16"/>ans+=i;</text:p>
            <text:p text:style-name="P13"><text:s text:c="12"/>}</text:p>
            <text:p text:style-name="P13"><text:s text:c="7"/>}</text:p>
            <text:p text:style-name="P13"><text:s text:c="7"/></text:p>
            <text:p text:style-name="P13"><text:s text:c="7"/>if(n&gt;1) ans+=n;</text:p>
            <text:p text:style-name="P13"><text:s text:c="7"/></text:p>
            <text:p text:style-name="P13"><text:s text:c="7"/>return ans;</text:p>
            <text:p text:style-name="P13"><text:s text:c="4"/>}</text:p>
            <text:p text:style-name="P13">};</text:p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</text:p>
      </style:footer>
    </style:master-page>
    <style:master-page style:name="Landscape" style:page-layout-name="Mpm2"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0:49:37.209300715</meta:creation-date>
    <dc:date>2024-08-19T10:58:14.900455899</dc:date>
    <meta:editing-duration>PT8M37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5" meta:paragraph-count="133" meta:word-count="379" meta:character-count="2978" meta:non-whitespace-character-count="2071"/>
  </office:meta>
</office:document-meta>
</file>